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-0" calcext:value-type="float">
            <text:p>0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0:0" calcext:value-type="string">
            <text:p>0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22:30" calcext:value-type="string" table:number-columns-spanned="1" table:number-rows-spanned="7">
            <text:p>22:30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Rebekah 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]-[.H3]&lt;0;([.H3]-[.F3]);([.H3]-[.F3])*-1)" office:value-type="float" office:value="-0" calcext:value-type="float">
            <text:p>0</text:p>
          </table:table-cell>
          <table:table-cell table:style-name="ce3" table:formula="of:=IF([.G3]-[.I3]&lt;0;([.I3]-[.G3]);([.I3]-[.G3])*-1)" office:value-type="float" office:value="-0" calcext:value-type="float">
            <text:p>0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0:0" calcext:value-type="string">
            <text:p>0:0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29:0" calcext:value-type="string">
            <text:p>29:0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-0" calcext:value-type="float">
            <text:p>0</text:p>
          </table:table-cell>
          <table:table-cell table:style-name="ce3" table:formula="of:=IF([.G3]-[.I4]&lt;0;([.I4]-[.G3]);([.I4]-[.G3])*-1)" office:value-type="float" office:value="-0" calcext:value-type="float">
            <text:p>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0:0" calcext:value-type="string">
            <text:p>0: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37:0" calcext:value-type="string">
            <text:p>37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]-[.H5]&lt;0;([.H5]-[.F5]);([.H5]-[.F5])*-1)" office:value-type="float" office:value="-0" calcext:value-type="float">
            <text:p>0</text:p>
          </table:table-cell>
          <table:table-cell table:style-name="ce3" table:formula="of:=IF([.G4]-[.I5]&lt;0;([.I5]-[.G4]);([.I5]-[.G4])*-1)" office:value-type="float" office:value="-0" calcext:value-type="float">
            <text:p>0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0:0" calcext:value-type="string">
            <text:p>0:0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46:30" calcext:value-type="string">
            <text:p>46:3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7:31:2016" calcext:value-type="string">
            <text:p>7:31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6]-[.H6]&lt;0;([.H6]-[.F6]);([.H6]-[.F6])*-1)" office:value-type="float" office:value="6" calcext:value-type="float">
            <text:p>6</text:p>
          </table:table-cell>
          <table:table-cell table:style-name="ce3" table:formula="of:=IF([.G5]-[.I6]&lt;0;([.I6]-[.G5]);([.I6]-[.G5])*-1)" office:value-type="float" office:value="30" calcext:value-type="float">
            <text:p>3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6:30" calcext:value-type="string">
            <text:p>6:3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4:30" calcext:value-type="string">
            <text:p>54:3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4:30" calcext:value-type="string" table:number-columns-spanned="1" table:number-rows-spanned="7">
            <text:p>54:30</text:p>
          </table:table-cell>
          <table:table-cell office:value-type="string" calcext:value-type="string">
            <text:p>Rebekah's first day bac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7]-[.H7]&lt;0;([.H7]-[.F7]);([.H7]-[.F7])*-1)" office:value-type="float" office:value="7" calcext:value-type="float">
            <text:p>7</text:p>
          </table:table-cell>
          <table:table-cell table:style-name="ce3" table:formula="of:=IF([.G6]-[.I7]&lt;0;([.I7]-[.G6]);([.I7]-[.G6])*-1)" office:value-type="float" office:value="30" calcext:value-type="float">
            <text:p>30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7:30" calcext:value-type="string">
            <text:p>7:30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48:30" calcext:value-type="string">
            <text:p>48:3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48:30" calcext:value-type="string">
            <text:p>48:3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7" calcext:value-type="float">
            <text:p>7</text:p>
          </table:table-cell>
          <table:table-cell table:style-name="ce3" table:formula="of:=IF([.G7]-[.I8]&lt;0;([.I8]-[.G7]);([.I8]-[.G7])*-1)" office:value-type="float" office:value="30" calcext:value-type="float">
            <text:p>30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7:30" calcext:value-type="string">
            <text:p>7:30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40:0" calcext:value-type="string">
            <text:p>4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40:0" calcext:value-type="string">
            <text:p>40:0</text:p>
          </table:covered-table-cell>
          <table:table-cell/>
          <table:table-cell office:value-type="string" calcext:value-type="string">
            <text:p>{Housekeeping/Accounting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9]-[.H9]&lt;0;([.H9]-[.F9]);([.H9]-[.F9])*-1)" office:value-type="float" office:value="7" calcext:value-type="float">
            <text:p>7</text:p>
          </table:table-cell>
          <table:table-cell table:style-name="ce3" table:formula="of:=IF([.G8]-[.I9]&lt;0;([.I9]-[.G8]);([.I9]-[.G8])*-1)" office:value-type="float" office:value="30" calcext:value-type="float">
            <text:p>3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7:30" calcext:value-type="string">
            <text:p>7:3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33:30" calcext:value-type="string" table:number-columns-spanned="1" table:number-rows-spanned="7">
            <text:p>33:3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33:30" calcext:value-type="string">
            <text:p>33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8:4:2016" calcext:value-type="string">
            <text:p>8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0]-[.H10]&lt;0;([.H10]-[.F10]);([.H10]-[.F10])*-1)" office:value-type="float" office:value="8" calcext:value-type="float">
            <text:p>8</text:p>
          </table:table-cell>
          <table:table-cell table:style-name="ce3" table:formula="of:=IF([.G9]-[.I10]&lt;0;([.I10]-[.G9]);([.I10]-[.G9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8:0" calcext:value-type="string">
            <text:p>8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25:0" calcext:value-type="string">
            <text:p>25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25:0" calcext:value-type="string">
            <text:p>2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0]-[.I11]&lt;0;([.I11]-[.G10]);([.I11]-[.G10])*-1)" office:value-type="float" office:value="30" calcext:value-type="float">
            <text:p>3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30" calcext:value-type="string">
            <text:p>8:3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8:6:2016" calcext:value-type="string">
            <text:p>8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8" calcext:value-type="float">
            <text:p>8</text:p>
          </table:table-cell>
          <table:table-cell table:style-name="ce3" table:formula="of:=IF([.G11]-[.I12]&lt;0;([.I12]-[.G11]);([.I12]-[.G11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8:0" calcext:value-type="string">
            <text:p>8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3]-[.H13]&lt;0;([.H13]-[.F13]);([.H13]-[.F13])*-1)" office:value-type="float" office:value="-0" calcext:value-type="float">
            <text:p>0</text:p>
          </table:table-cell>
          <table:table-cell table:style-name="ce3" table:formula="of:=IF([.G12]-[.I13]&lt;0;([.I13]-[.G12]);([.I13]-[.G12])*-1)" office:value-type="float" office:value="30" calcext:value-type="float">
            <text:p>30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0:30" calcext:value-type="string">
            <text:p>0:30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4]-[.H14]&lt;0;([.H14]-[.F14]);([.H14]-[.F14])*-1)" office:value-type="float" office:value="-0" calcext:value-type="float">
            <text:p>0</text:p>
          </table:table-cell>
          <table:table-cell table:style-name="ce3" table:formula="of:=IF([.G13]-[.I14]&lt;0;([.I14]-[.G13]);([.I14]-[.G13])*-1)" office:value-type="float" office:value="-0" calcext:value-type="float">
            <text:p>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0:0" calcext:value-type="string">
            <text:p>0: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5]-[.H15]&lt;0;([.H15]-[.F15]);([.H15]-[.F15])*-1)" office:value-type="float" office:value="-0" calcext:value-type="float">
            <text:p>0</text:p>
          </table:table-cell>
          <table:table-cell table:style-name="ce3" table:formula="of:=IF([.G14]-[.I15]&lt;0;([.I15]-[.G14]);([.I15]-[.G14])*-1)" office:value-type="float" office:value="-0" calcext:value-type="float">
            <text:p>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0:0" calcext:value-type="string">
            <text:p>0: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6]-[.H16]&lt;0;([.H16]-[.F16]);([.H16]-[.F16])*-1)" office:value-type="float" office:value="-0" calcext:value-type="float">
            <text:p>0</text:p>
          </table:table-cell>
          <table:table-cell table:style-name="ce3" table:formula="of:=IF([.G15]-[.I16]&lt;0;([.I16]-[.G15]);([.I16]-[.G15])*-1)" office:value-type="float" office:value="-0" calcext:value-type="float">
            <text:p>0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0:0" calcext:value-type="string">
            <text:p>0:0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7]-[.H17]&lt;0;([.H17]-[.F17]);([.H17]-[.F17])*-1)" office:value-type="float" office:value="-0" calcext:value-type="float">
            <text:p>0</text:p>
          </table:table-cell>
          <table:table-cell table:style-name="ce3" table:formula="of:=IF([.G16]-[.I17]&lt;0;([.I17]-[.G16]);([.I17]-[.G16])*-1)" office:value-type="float" office:value="-0" calcext:value-type="float">
            <text:p>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0:0" calcext:value-type="string">
            <text:p>0: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8]-[.H18]&lt;0;([.H18]-[.F18]);([.H18]-[.F18])*-1)" office:value-type="float" office:value="-0" calcext:value-type="float">
            <text:p>0</text:p>
          </table:table-cell>
          <table:table-cell table:style-name="ce3" table:formula="of:=IF([.G17]-[.I18]&lt;0;([.I18]-[.G17]);([.I18]-[.G17])*-1)" office:value-type="float" office:value="-0" calcext:value-type="float">
            <text:p>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0:0" calcext:value-type="string">
            <text:p>0: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9]-[.H19]&lt;0;([.H19]-[.F19]);([.H19]-[.F19])*-1)" office:value-type="float" office:value="-0" calcext:value-type="float">
            <text:p>0</text:p>
          </table:table-cell>
          <table:table-cell table:style-name="ce3" table:formula="of:=IF([.G18]-[.I19]&lt;0;([.I19]-[.G18]);([.I19]-[.G18])*-1)" office:value-type="float" office:value="-0" calcext:value-type="float">
            <text:p>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0:0" calcext:value-type="string">
            <text:p>0: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0]-[.H20]&lt;0;([.H20]-[.F20]);([.H20]-[.F20])*-1)" office:value-type="float" office:value="-0" calcext:value-type="float">
            <text:p>0</text:p>
          </table:table-cell>
          <table:table-cell table:style-name="ce3" table:formula="of:=IF([.G19]-[.I20]&lt;0;([.I20]-[.G19]);([.I20]-[.G19])*-1)" office:value-type="float" office:value="-0" calcext:value-type="float">
            <text:p>0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0:0" calcext:value-type="string">
            <text:p>0:0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1]-[.H21]&lt;0;([.H21]-[.F21]);([.H21]-[.F21])*-1)" office:value-type="float" office:value="-0" calcext:value-type="float">
            <text:p>0</text:p>
          </table:table-cell>
          <table:table-cell table:style-name="ce3" table:formula="of:=IF([.G20]-[.I21]&lt;0;([.I21]-[.G20]);([.I21]-[.G20])*-1)" office:value-type="float" office:value="-0" calcext:value-type="float">
            <text:p>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0:0" calcext:value-type="string">
            <text:p>0: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8:16:2016" calcext:value-type="string">
            <text:p>8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2]-[.H22]&lt;0;([.H22]-[.F22]);([.H22]-[.F22])*-1)" office:value-type="float" office:value="-0" calcext:value-type="float">
            <text:p>0</text:p>
          </table:table-cell>
          <table:table-cell table:style-name="ce3" table:formula="of:=IF([.G21]-[.I22]&lt;0;([.I22]-[.G21]);([.I22]-[.G21])*-1)" office:value-type="float" office:value="-0" calcext:value-type="float">
            <text:p>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0:0" calcext:value-type="string">
            <text:p>0: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8:17:2016" calcext:value-type="string">
            <text:p>8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3]-[.H23]&lt;0;([.H23]-[.F23]);([.H23]-[.F23])*-1)" office:value-type="float" office:value="-0" calcext:value-type="float">
            <text:p>0</text:p>
          </table:table-cell>
          <table:table-cell table:style-name="ce3" table:formula="of:=IF([.G22]-[.I23]&lt;0;([.I23]-[.G22]);([.I23]-[.G22])*-1)" office:value-type="float" office:value="-0" calcext:value-type="float">
            <text:p>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0:0" calcext:value-type="string">
            <text:p>0: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8:18:2016" calcext:value-type="string">
            <text:p>8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-0" calcext:value-type="float">
            <text:p>0</text:p>
          </table:table-cell>
          <table:table-cell table:style-name="ce3" table:formula="of:=IF([.G23]-[.I24]&lt;0;([.I24]-[.G23]);([.I24]-[.G23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0:0" calcext:value-type="string">
            <text:p>0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8:19:2016" calcext:value-type="string">
            <text:p>8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4]-[.I25]&lt;0;([.I25]-[.G24]);([.I25]-[.G24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8:20:2016" calcext:value-type="string">
            <text:p>8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6]-[.H26]&lt;0;([.H26]-[.F26]);([.H26]-[.F26])*-1)" office:value-type="float" office:value="-0" calcext:value-type="float">
            <text:p>0</text:p>
          </table:table-cell>
          <table:table-cell table:style-name="ce3" table:formula="of:=IF([.G25]-[.I26]&lt;0;([.I26]-[.G25]);([.I26]-[.G25])*-1)" office:value-type="float" office:value="-0" calcext:value-type="float">
            <text:p>0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0:0" calcext:value-type="string">
            <text:p>0:0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8:21:2016" calcext:value-type="string">
            <text:p>8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7]-[.H27]&lt;0;([.H27]-[.F27]);([.H27]-[.F27])*-1)" office:value-type="float" office:value="-0" calcext:value-type="float">
            <text:p>0</text:p>
          </table:table-cell>
          <table:table-cell table:style-name="ce3" table:formula="of:=IF([.G26]-[.I27]&lt;0;([.I27]-[.G26]);([.I27]-[.G26])*-1)" office:value-type="float" office:value="-0" calcext:value-type="float">
            <text:p>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0:0" calcext:value-type="string">
            <text:p>0: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8:22:2016" calcext:value-type="string">
            <text:p>8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8]-[.H28]&lt;0;([.H28]-[.F28]);([.H28]-[.F28])*-1)" office:value-type="float" office:value="-0" calcext:value-type="float">
            <text:p>0</text:p>
          </table:table-cell>
          <table:table-cell table:style-name="ce3" table:formula="of:=IF([.G27]-[.I28]&lt;0;([.I28]-[.G27]);([.I28]-[.G27])*-1)" office:value-type="float" office:value="-0" calcext:value-type="float">
            <text:p>0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0:0" calcext:value-type="string">
            <text:p>0:0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8:23:2016" calcext:value-type="string">
            <text:p>8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9]-[.H29]&lt;0;([.H29]-[.F29]);([.H29]-[.F29])*-1)" office:value-type="float" office:value="-0" calcext:value-type="float">
            <text:p>0</text:p>
          </table:table-cell>
          <table:table-cell table:style-name="ce3" table:formula="of:=IF([.G28]-[.I29]&lt;0;([.I29]-[.G28]);([.I29]-[.G28])*-1)" office:value-type="float" office:value="-0" calcext:value-type="float">
            <text:p>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0:0" calcext:value-type="string">
            <text:p>0: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8:24:2016" calcext:value-type="string">
            <text:p>8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0]-[.H30]&lt;0;([.H30]-[.F30]);([.H30]-[.F30])*-1)" office:value-type="float" office:value="-0" calcext:value-type="float">
            <text:p>0</text:p>
          </table:table-cell>
          <table:table-cell table:style-name="ce3" table:formula="of:=IF([.G29]-[.I30]&lt;0;([.I30]-[.G29]);([.I30]-[.G29])*-1)" office:value-type="float" office:value="-0" calcext:value-type="float">
            <text:p>0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0:0" calcext:value-type="string">
            <text:p>0:0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8:25:2016" calcext:value-type="string">
            <text:p>8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0]-[.I31]&lt;0;([.I31]-[.G30]);([.I31]-[.G30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8:26:2016" calcext:value-type="string">
            <text:p>8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2]-[.H32]&lt;0;([.H32]-[.F32]);([.H32]-[.F32])*-1)" office:value-type="float" office:value="-0" calcext:value-type="float">
            <text:p>0</text:p>
          </table:table-cell>
          <table:table-cell table:style-name="ce3" table:formula="of:=IF([.G31]-[.I32]&lt;0;([.I32]-[.G31]);([.I32]-[.G31])*-1)" office:value-type="float" office:value="-0" calcext:value-type="float">
            <text:p>0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0:0" calcext:value-type="string">
            <text:p>0:0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8:27:2016" calcext:value-type="string">
            <text:p>8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-0" calcext:value-type="float">
            <text:p>0</text:p>
          </table:table-cell>
          <table:table-cell table:style-name="ce3" table:formula="of:=IF([.G32]-[.I33]&lt;0;([.I33]-[.G32]);([.I33]-[.G32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0:0" calcext:value-type="string">
            <text:p>0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8:28:2016" calcext:value-type="string">
            <text:p>8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4]-[.H34]&lt;0;([.H34]-[.F34]);([.H34]-[.F34])*-1)" office:value-type="float" office:value="-0" calcext:value-type="float">
            <text:p>0</text:p>
          </table:table-cell>
          <table:table-cell table:style-name="ce3" table:formula="of:=IF([.G33]-[.I34]&lt;0;([.I34]-[.G33]);([.I34]-[.G33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0:0" calcext:value-type="string">
            <text:p>0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8:29:2016" calcext:value-type="string">
            <text:p>8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-0" calcext:value-type="float">
            <text:p>0</text:p>
          </table:table-cell>
          <table:table-cell table:style-name="ce3" table:formula="of:=IF([.G34]-[.I35]&lt;0;([.I35]-[.G34]);([.I35]-[.G34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0:0" calcext:value-type="string">
            <text:p>0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8:30:2016" calcext:value-type="string">
            <text:p>8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6]-[.H36]&lt;0;([.H36]-[.F36]);([.H36]-[.F36])*-1)" office:value-type="float" office:value="-0" calcext:value-type="float">
            <text:p>0</text:p>
          </table:table-cell>
          <table:table-cell table:style-name="ce3" table:formula="of:=IF([.G35]-[.I36]&lt;0;([.I36]-[.G35]);([.I36]-[.G35])*-1)" office:value-type="float" office:value="-0" calcext:value-type="float">
            <text:p>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0:0" calcext:value-type="string">
            <text:p>0: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8:31:2016" calcext:value-type="string">
            <text:p>8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7]-[.H37]&lt;0;([.H37]-[.F37]);([.H37]-[.F37])*-1)" office:value-type="float" office:value="-0" calcext:value-type="float">
            <text:p>0</text:p>
          </table:table-cell>
          <table:table-cell table:style-name="ce3" table:formula="of:=IF([.G36]-[.I37]&lt;0;([.I37]-[.G36]);([.I37]-[.G36])*-1)" office:value-type="float" office:value="-0" calcext:value-type="float">
            <text:p>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0:0" calcext:value-type="string">
            <text:p>0: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8]-[.H38]&lt;0;([.H38]-[.F38]);([.H38]-[.F38])*-1)" office:value-type="float" office:value="-0" calcext:value-type="float">
            <text:p>0</text:p>
          </table:table-cell>
          <table:table-cell table:style-name="ce3" table:formula="of:=IF([.G37]-[.I38]&lt;0;([.I38]-[.G37]);([.I38]-[.G37])*-1)" office:value-type="float" office:value="-0" calcext:value-type="float">
            <text:p>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0:0" calcext:value-type="string">
            <text:p>0: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0:0" calcext:value-type="string">
            <text:p>0:0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8]-[.I39]&lt;0;([.I39]-[.G38]);([.I39]-[.G38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0:0" calcext:value-type="string">
            <text:p>0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0]-[.H40]&lt;0;([.H40]-[.F40]);([.H40]-[.F40])*-1)" office:value-type="float" office:value="-0" calcext:value-type="float">
            <text:p>0</text:p>
          </table:table-cell>
          <table:table-cell table:style-name="ce3" table:formula="of:=IF([.G39]-[.I40]&lt;0;([.I40]-[.G39]);([.I40]-[.G39])*-1)" office:value-type="float" office:value="-0" calcext:value-type="float">
            <text:p>0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0:0" calcext:value-type="string">
            <text:p>0:0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-0" calcext:value-type="float">
            <text:p>0</text:p>
          </table:table-cell>
          <table:table-cell table:style-name="ce3" table:formula="of:=IF([.G40]-[.I41]&lt;0;([.I41]-[.G40]);([.I41]-[.G40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0:0" calcext:value-type="string">
            <text:p>0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-0" calcext:value-type="float">
            <text:p>0</text:p>
          </table:table-cell>
          <table:table-cell table:style-name="ce3" table:formula="of:=IF([.G41]-[.I42]&lt;0;([.I42]-[.G41]);([.I42]-[.G41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0:0" calcext:value-type="string">
            <text:p>0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-0" calcext:value-type="float">
            <text:p>0</text:p>
          </table:table-cell>
          <table:table-cell table:style-name="ce3" table:formula="of:=IF([.G42]-[.I43]&lt;0;([.I43]-[.G42]);([.I43]-[.G42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0:0" calcext:value-type="string">
            <text:p>0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3]-[.I44]&lt;0;([.I44]-[.G43]);([.I44]-[.G43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4]-[.I45]&lt;0;([.I45]-[.G44]);([.I45]-[.G44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5]-[.I46]&lt;0;([.I46]-[.G45]);([.I46]-[.G45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6]-[.I47]&lt;0;([.I47]-[.G46]);([.I47]-[.G46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9:11:2016" calcext:value-type="string">
            <text:p>9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7]-[.I48]&lt;0;([.I48]-[.G47]);([.I48]-[.G47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9:12:2016" calcext:value-type="string">
            <text:p>9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8]-[.I49]&lt;0;([.I49]-[.G48]);([.I49]-[.G48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9:13:2016" calcext:value-type="string">
            <text:p>9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49]-[.I50]&lt;0;([.I50]-[.G49]);([.I50]-[.G49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9:14:2016" calcext:value-type="string">
            <text:p>9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0]-[.I51]&lt;0;([.I51]-[.G50]);([.I51]-[.G50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9:15:2016" calcext:value-type="string">
            <text:p>9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1]-[.I52]&lt;0;([.I52]-[.G51]);([.I52]-[.G51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2]-[.I53]&lt;0;([.I53]-[.G52]);([.I53]-[.G52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3]-[.I54]&lt;0;([.I54]-[.G53]);([.I54]-[.G53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4]-[.I55]&lt;0;([.I55]-[.G54]);([.I55]-[.G54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5]-[.I56]&lt;0;([.I56]-[.G55]);([.I56]-[.G55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6]-[.I57]&lt;0;([.I57]-[.G56]);([.I57]-[.G56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7]-[.I58]&lt;0;([.I58]-[.G57]);([.I58]-[.G57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8]-[.I59]&lt;0;([.I59]-[.G58]);([.I59]-[.G58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59]-[.I60]&lt;0;([.I60]-[.G59]);([.I60]-[.G59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0]-[.I61]&lt;0;([.I61]-[.G60]);([.I61]-[.G60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1]-[.I62]&lt;0;([.I62]-[.G61]);([.I62]-[.G61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2]-[.I63]&lt;0;([.I63]-[.G62]);([.I63]-[.G62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3]-[.I64]&lt;0;([.I64]-[.G63]);([.I64]-[.G63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4]-[.I65]&lt;0;([.I65]-[.G64]);([.I65]-[.G64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5]-[.I66]&lt;0;([.I66]-[.G65]);([.I66]-[.G65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6]-[.I67]&lt;0;([.I67]-[.G66]);([.I67]-[.G66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10:1:2016" calcext:value-type="string">
            <text:p>10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7]-[.I68]&lt;0;([.I68]-[.G67]);([.I68]-[.G67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10:2:2016" calcext:value-type="string">
            <text:p>10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8]-[.I69]&lt;0;([.I69]-[.G68]);([.I69]-[.G68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10:3:2016" calcext:value-type="string">
            <text:p>10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69]-[.I70]&lt;0;([.I70]-[.G69]);([.I70]-[.G69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10:4:2016" calcext:value-type="string">
            <text:p>10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0]-[.I71]&lt;0;([.I71]-[.G70]);([.I71]-[.G70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10:5:2016" calcext:value-type="string">
            <text:p>10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1]-[.I72]&lt;0;([.I72]-[.G71]);([.I72]-[.G71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10:6:2016" calcext:value-type="string">
            <text:p>10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2]-[.I73]&lt;0;([.I73]-[.G72]);([.I73]-[.G72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10:7:2016" calcext:value-type="string">
            <text:p>10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3]-[.I74]&lt;0;([.I74]-[.G73]);([.I74]-[.G73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10:8:2016" calcext:value-type="string">
            <text:p>10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4]-[.I75]&lt;0;([.I75]-[.G74]);([.I75]-[.G74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10:9:2016" calcext:value-type="string">
            <text:p>10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5]-[.I76]&lt;0;([.I76]-[.G75]);([.I76]-[.G75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10:10:2016" calcext:value-type="string">
            <text:p>10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6]-[.I77]&lt;0;([.I77]-[.G76]);([.I77]-[.G76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10:11:2016" calcext:value-type="string">
            <text:p>10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7]-[.I78]&lt;0;([.I78]-[.G77]);([.I78]-[.G77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10:12:2016" calcext:value-type="string">
            <text:p>10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8]-[.I79]&lt;0;([.I79]-[.G78]);([.I79]-[.G78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10:13:2016" calcext:value-type="string">
            <text:p>10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79]-[.I80]&lt;0;([.I80]-[.G79]);([.I80]-[.G79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10:14:2016" calcext:value-type="string">
            <text:p>10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0]-[.I81]&lt;0;([.I81]-[.G80]);([.I81]-[.G80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10:15:2016" calcext:value-type="string">
            <text:p>10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1]-[.I82]&lt;0;([.I82]-[.G81]);([.I82]-[.G81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10:16:2016" calcext:value-type="string">
            <text:p>10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2]-[.I83]&lt;0;([.I83]-[.G82]);([.I83]-[.G82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10:17:2016" calcext:value-type="string">
            <text:p>10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3]-[.I84]&lt;0;([.I84]-[.G83]);([.I84]-[.G83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10:18:2016" calcext:value-type="string">
            <text:p>10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4]-[.I85]&lt;0;([.I85]-[.G84]);([.I85]-[.G84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10:19:2016" calcext:value-type="string">
            <text:p>10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5]-[.I86]&lt;0;([.I86]-[.G85]);([.I86]-[.G85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10:20:2016" calcext:value-type="string">
            <text:p>10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6]-[.I87]&lt;0;([.I87]-[.G86]);([.I87]-[.G86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10:21:2016" calcext:value-type="string">
            <text:p>10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7]-[.I88]&lt;0;([.I88]-[.G87]);([.I88]-[.G87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10:22:2016" calcext:value-type="string">
            <text:p>10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8]-[.I89]&lt;0;([.I89]-[.G88]);([.I89]-[.G88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16:56:31.176860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4:02:09.301429263</meta:creation-date>
    <meta:editing-duration>PT11M59S</meta:editing-duration>
    <meta:editing-cycles>6</meta:editing-cycles>
    <meta:generator>LibreOffice/5.0.6.3$Linux_X86_64 LibreOffice_project/00m0$Build-3</meta:generator>
    <dc:date>2016-08-06T16:56:54.605878676</dc:date>
    <meta:document-statistic meta:table-count="1" meta:cell-count="1343" meta:object-count="0"/>
  </office:meta>
</office:document-meta>
</file>